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text-properties fo:font-weight="bold"/>
    </style:style>
    <style:style style:name="P16" style:family="paragraph" style:parent-style-name="Text_20_body" style:list-style-name="L6">
      <style:text-properties fo:font-weight="bold"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able_20_Contents" style:list-style-name="L13"/>
    <style:style style:name="P30"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alpha test release, version 1.1.6</text:p>
      <text:p text:style-name="P2">© 2002–2011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7">1.1 <text:a xlink:type="simple" xlink:href="#1.1.What is Writer2LaTeX?|outline" text:style-name="Internet_20_link" text:visited-style-name="Internet_20_link">What is Writer2LaTeX?</text:a><text:tab/>3</text:p>
          <text:p text:style-name="P7">1.2 <text:a xlink:type="simple" xlink:href="#1.2.More about Writer2LaTeX and Writer2BibTeX|outline" text:style-name="Internet_20_link" text:visited-style-name="Internet_20_link">More about Writer2LaTeX and Writer2BibTeX</text:a><text:tab/>3</text:p>
          <text:p text:style-name="P7">1.3 <text:a xlink:type="simple" xlink:href="#1.3.More about Writer2xhtml and Calc2xhtml|outline" text:style-name="Internet_20_link" text:visited-style-name="Internet_20_link">More about Writer2xhtml and Calc2xhtml</text:a><text:tab/>4</text:p>
          <text:p text:style-name="P6">2 <text:a xlink:type="simple" xlink:href="#2.Using the export filters|outline" text:style-name="Internet_20_link" text:visited-style-name="Internet_20_link">Using the export filters</text:a><text:tab/>5</text:p>
          <text:p text:style-name="P7">2.1 <text:a xlink:type="simple" xlink:href="#2.1.Installing of the filters|outline" text:style-name="Internet_20_link" text:visited-style-name="Internet_20_link">Installing of the filters</text:a><text:tab/>5</text:p>
          <text:p text:style-name="P7">2.2 <text:a xlink:type="simple" xlink:href="#2.2.Using the filters|outline" text:style-name="Internet_20_link" text:visited-style-name="Internet_20_link">Using the filters</text:a><text:tab/>5</text:p>
          <text:p text:style-name="P7">2.3 <text:a xlink:type="simple" xlink:href="#2.3.Using Writer2LaTeX and Writer2BibTeX|outline" text:style-name="Internet_20_link" text:visited-style-name="Internet_20_link">Using Writer2LaTeX and Writer2BibTeX</text:a><text:tab/>5</text:p>
          <text:p text:style-name="P7">2.4 <text:a xlink:type="simple" xlink:href="#2.4.Using Writer2xhtml|outline" text:style-name="Internet_20_link" text:visited-style-name="Internet_20_link">Using Writer2xhtml</text:a><text:tab/>6</text:p>
          <text:p text:style-name="P7">2.5 <text:a xlink:type="simple" xlink:href="#2.5.Using Calc2xhtml|outline" text:style-name="Internet_20_link" text:visited-style-name="Internet_20_link">Using Calc2xhtml</text:a><text:tab/>7</text:p>
          <text:p text:style-name="P7">2.6 <text:a xlink:type="simple" xlink:href="#2.6.Custom configuration|outline" text:style-name="Internet_20_link" text:visited-style-name="Internet_20_link">Custom configuration</text:a><text:tab/>7</text:p>
          <text:p text:style-name="P7">2.7 <text:a xlink:type="simple" xlink:href="#2.7.Configuration packages|outline" text:style-name="Internet_20_link" text:visited-style-name="Internet_20_link">Configuration packages</text:a><text:tab/>7</text:p>
          <text:p text:style-name="P6">3 <text:a xlink:type="simple" xlink:href="#3.Using the command line utility|outline" text:style-name="Internet_20_link" text:visited-style-name="Internet_20_link">Using the command line utility</text:a><text:tab/>11</text:p>
          <text:p text:style-name="P7">3.1 <text:a xlink:type="simple" xlink:href="#3.1.How to install Writer2LaTeX for command line usage|outline" text:style-name="Internet_20_link" text:visited-style-name="Internet_20_link">How to install Writer2LaTeX for command line usage</text:a><text:tab/>11</text:p>
          <text:p text:style-name="P7">3.2 <text:a xlink:type="simple" xlink:href="#3.2.Using the command line utility|outline" text:style-name="Internet_20_link" text:visited-style-name="Internet_20_link">Using the command line utility</text:a><text:tab/>12</text:p>
          <text:p text:style-name="P6">4 <text:a xlink:type="simple" xlink:href="#4.Configuration|outline" text:style-name="Internet_20_link" text:visited-style-name="Internet_20_link">Configuration</text:a><text:tab/>14</text:p>
          <text:p text:style-name="P7">4.1 <text:a xlink:type="simple" xlink:href="#4.1.Writer2LaTeX configuration|outline" text:style-name="Internet_20_link" text:visited-style-name="Internet_20_link">Writer2LaTeX configuration</text:a><text:tab/>14</text:p>
          <text:p text:style-name="P7">4.2 <text:a xlink:type="simple" xlink:href="#4.2.Writer2xhtml and Calc2xhtml configuration|outline" text:style-name="Internet_20_link" text:visited-style-name="Internet_20_link">Writer2xhtml and Calc2xhtml configuration</text:a><text:tab/>24</text:p>
          <text:p text:style-name="P7">4.3 <text:a xlink:type="simple" xlink:href="#4.3.Using OpenOffice.org to create XHTML documents|outline" text:style-name="Internet_20_link" text:visited-style-name="Internet_20_link">Using OpenOffice.org to create XHTML documents</text:a><text:tab/>33</text:p>
          <text:p text:style-name="P6">5 <text:a xlink:type="simple" xlink:href="#5.Special features for the EPUB export|outline" text:style-name="Internet_20_link" text:visited-style-name="Internet_20_link">Special features for the EPUB export</text:a><text:tab/>35</text:p>
          <text:p text:style-name="P7">5.1 <text:a xlink:type="simple" xlink:href="#5.1.User defined meta data|outline" text:style-name="Internet_20_link" text:visited-style-name="Internet_20_link">User defined meta data</text:a><text:tab/>35</text:p>
          <text:p text:style-name="P6">6 <text:a xlink:type="simple" xlink:href="#6.The LaTeX package ooomath.sty|outline" text:style-name="Internet_20_link" text:visited-style-name="Internet_20_link">The LaTeX package ooomath.sty</text:a><text:tab/>37</text:p>
          <text:p text:style-name="P6">7 <text:a xlink:type="simple" xlink:href="#7.Using Writer2LaTeX from another application|outline" text:style-name="Internet_20_link" text:visited-style-name="Internet_20_link">Using Writer2LaTeX from another application</text:a><text:tab/>38</text:p>
          <text:p text:style-name="P7">7.1 <text:a xlink:type="simple" xlink:href="#7.1.Using Writer2LaTeX from a Java application|outline" text:style-name="Internet_20_link" text:visited-style-name="Internet_20_link">Using Writer2LaTeX from a Java application</text:a><text:tab/>38</text:p>
          <text:p text:style-name="P7">7.2 <text:a xlink:type="simple" xlink:href="#7.2.Using Writer2LaTeX from a Basic macro|outline" text:style-name="Internet_20_link" text:visited-style-name="Internet_20_link">Using Writer2LaTeX from a Basic macro</text:a><text:tab/>39</text:p>
          <text:p text:style-name="P7">7.3 <text:a xlink:type="simple" xlink:href="#7.3.Batch conversion with UNO|outline" text:style-name="Internet_20_link" text:visited-style-name="Internet_20_link">Batch conversion with UNO</text:a><text:tab/>40</text:p>
          <text:p text:style-name="P7">7.4 <text:a xlink:type="simple" xlink:href="#7.4.Converting from StarMath with a Basic macro|outline" text:style-name="Internet_20_link" text:visited-style-name="Internet_20_link">Converting from StarMath with a Basic macro</text:a><text:tab/>41</text:p>
          <text:p text:style-name="P6">8 <text:a xlink:type="simple" xlink:href="#8.Troubleshooting|outline" text:style-name="Internet_20_link" text:visited-style-name="Internet_20_link">Troubleshooting</text:a><text:tab/>43</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905466188" text:style-name="L1">
        <text:list-item>
          <text:p text:style-name="P9"><text:span text:style-name="T4">Writer2LaTeX</text:span> converts OpenDocument text documents to LaTeX 2e, and works together with...</text:p>
        </text:list-item>
        <text:list-item>
          <text:p text:style-name="P9"><text:span text:style-name="T4">Writer2BibTeX</text:span> which extracts bibliographic data from an OpenDocument text document and converts it to BibTeX format.</text:p>
        </text:list-item>
        <text:list-item>
          <text:p text:style-name="P9"><text:span text:style-name="T4">Writer2xhtml</text:span> converts OpenDocument text documents to XHTML 1.0 strict, XHTML 1.1, XHTML 1.1 + MathML 2.0 or EPUB using CSS2 to convert style information.</text:p>
        </text:list-item>
        <text:list-item>
          <text:p text:style-name="P9"><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863479850" text:style-name="L2">
        <text:list-item>
          <text:p text:style-name="P10">...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0">...as a <text:span text:style-name="T2">command line utility</text:span>, independent of OpenOffice.org.</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254400025" text:style-name="L3">
        <text:list-item>
          <text:p text:style-name="P11"><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1397554019"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1460360458" text:style-name="L5">
        <text:list-item>
          <text:p text:style-name="P13"><text:span text:style-name="T5">writer2latex.oxt</text:span> installs the LaTeX and BibTeX export filters in Writer</text:p>
        </text:list-item>
        <text:list-item>
          <text:p text:style-name="P1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6, the built-in version will be hidden (to avoid confusion). If you uninstall version 1.1.6,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1771034286" text:style-name="L6">
        <text:list-item>
          <text:p text:style-name="P14">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4">XHTML 1.1<text:span text:style-name="T8"> will create an XHTML file using the XHTML 1.1 standard, but without support for mathematical formulas.</text:span></text:p>
        </text:list-item>
        <text:list-item>
          <text:p text:style-name="P15">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6">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7">This is how W3C's Math Working Group recommends to put ”math on the web”.</text:p>
        </text:list-item>
        <text:list-item>
          <text:p text:style-name="P17"><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650817881" text:style-name="L7">
        <text:list-item>
          <text:p text:style-name="P18">On unix-like systems this folder will usually be something like</text:p>
          <text:p text:style-name="P18"><text:span text:style-name="Source_20_Text">home directory/.OpenOffice.org2/user</text:span></text:p>
          <text:p text:style-name="P18">or</text:p>
          <text:p text:style-name="P18"><text:span text:style-name="Source_20_Text">home directory/.OpenOffice.org/3/user</text:span></text:p>
        </text:list-item>
        <text:list-item>
          <text:p text:style-name="P18">On Windows it will usually be something like</text:p>
          <text:p text:style-name="P18"><text:span text:style-name="Source_20_Text">C:\Documents and Settings\username\OpenOffice.org2\user</text:span></text:p>
          <text:p text:style-name="P18">or</text:p>
          <text:p text:style-name="P18"><text:span text:style-name="Source_20_Text">C:\Documents and Settings\username\OpenOffice.org\3\user</text:span></text:p>
          <text:p text:style-name="P18">(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225903799" text:style-name="L8">
        <text:list-item>
          <text:p text:style-name="P19">A configuration file for Writer2LaTeX or Writer2xhtml, see section <text:reference-ref text:reference-format="chapter" text:ref-name="latex-config">4</text:reference-ref>.</text:p>
        </text:list-item>
        <text:list-item>
          <text:p text:style-name="P19">An XHTML template (Writer2xhtml only).</text:p>
        </text:list-item>
        <text:list-item>
          <text:p text:style-name="P19">An OOo template.</text:p>
        </text:list-item>
        <text:list-item>
          <text:p text:style-name="P19">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879189457" text:style-name="L9">
        <text:list-item>
          <text:p text:style-name="P20"><text:soft-page-break/>If you export to XHTML, the dialog will show an additional entry <text:span text:style-name="T5">Sample custom style</text:span> in the Style list.</text:p>
        </text:list-item>
        <text:list-item>
          <text:p text:style-name="P20">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oft-page-break/><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ext:soft-page-break/>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original_image_size, notes, use_dublin_core, ignore_hard_line_breaks, ignore_empty_paragraphs, ignore_double_spaces, split_level, repeat_levels</text:span><text:span text:style-name="Source_20_Text">,</text:span><text:span text:style-name="Source_20_Text">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original_image_size, ignore_hard_line_breaks, ignore_empty_paragraphs, ignore_double_spaces, display_hidden_text, notes, use_dublin_core, split_level, page_break_split, split_after, external_toc_depth, include_toc</text:span></text:p>
      <text:p text:style-name="Heading_20_4">Calc2xhtml</text:p>
      <text:p text:style-name="Text_20_body_20_left_20_justified"><text:span text:style-name="Source_20_Text">scaling, column_scaling, convert_to_px, original_image_size, notes, use_dublin_core, display_hidden_sheets, display_hidden_rows_cols, display_filtered_rows_cols, apply_print_ranges, use_title_as_heading, use_sheetnames_as_headings, calc_split, save_images_in_subdir</text:span></text:p>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548287401" text:style-name="L10">
        <text:list-item>
          <text:p text:style-name="P21">Unzip <text:span text:style-name="Source_20_Text">writer2latex116alpha.zip</text:span> into some directory. This will create a subdirectory <text:span text:style-name="Source_20_Text">writer2latex11</text:span>.</text:p>
        </text:list-item>
        <text:list-item>
          <text:p text:style-name="P2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517011793" text:style-name="L11">
        <text:list-item>
          <text:p text:style-name="P22">Unzip <text:span text:style-name="Source_20_Text">writer2latex116alpha.zip</text:span> into some directory. This will create a subdirectory <text:span text:style-name="Source_20_Text">writer2latex11</text:span>.</text:p>
        </text:list-item>
        <text:list-item>
          <text:p text:style-name="P22">Add this directory to your PATH environment variable (optional but recommended).</text:p>
        </text:list-item>
        <text:list-item>
          <text:p text:style-name="P22">Add execute permissions to <text:span text:style-name="Source_20_Text">w2l</text:span> as follows:</text:p>
          <text:p text:style-name="P3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559418798" text:style-name="L12">
        <text:list-item>
          <text:p text:style-name="P23"><text:span text:style-name="Source_20_Text">ultraclean.xml</text:span> to produce a <text:span text:style-name="T1">clean</text:span> LaTeX file, ie. almost all the formatting is ignored.</text:p>
        </text:list-item>
        <text:list-item>
          <text:p text:style-name="P23"><text:span text:style-name="Source_20_Text">clean.xml</text:span> is a less radical version; preserves hyperlinks, color and some character formatting.</text:p>
        </text:list-item>
        <text:list-item>
          <text:p text:style-name="P23"><text:span text:style-name="Source_20_Text">pdfscreen.xml</text:span> to produce a LaTeX file which is optimized for screen viewing using the package <text:span text:style-name="Source_20_Text">pdfscreen.sty</text:span>.</text:p>
        </text:list-item>
        <text:list-item>
          <text:p text:style-name="P2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ext:soft-page-break/>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ext:soft-page-break/>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40897472" text:style-name="L13">
              <text:list-item>
                <text:p text:style-name="P29"><text:span text:style-name="Source_20_Text">ignore_all</text:span> will instruct Writer2LaTeX to ignore <text:span text:style-name="T2">all</text:span> character, paragraph, heading, list and footnote formatting contained in the document.</text:p>
              </text:list-item>
              <text:list-item>
                <text:p text:style-name="P29"><text:span text:style-name="Source_20_Text">ignore_most</text:span> will preserve basic character formatting.</text:p>
              </text:list-item>
              <text:list-item>
                <text:p text:style-name="P29"><text:span text:style-name="Source_20_Text">convert_basic</text:span> (default) will preserve basic character formatting, paragraph justification and all numberings (lists, headings, footnotes).</text:p>
              </text:list-item>
              <text:list-item>
                <text:p text:style-name="P2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text:soft-page-break/>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text:soft-page-break/>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oft-page-break/><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ext:soft-page-break/>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ext:soft-page-break/>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ext:soft-page-break/>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several custom meta data elements will be exported as well (cf. section <text:bookmark-ref text:reference-format="chapter" text:ref-name="__RefHeading__35222417">5.1</text:bookmark-ref>).</text:p>
            <text:p text:style-name="Table_20_Contents">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6">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ext:soft-page-break/>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oft-page-break/><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2167219598" text:style-name="L14">
        <text:list-item>
          <text:p text:style-name="P24"><text:span text:style-name="Source_20_Text">name</text:span> specifies the name of the Writer style.</text:p>
        </text:list-item>
        <text:list-item>
          <text:p text:style-name="P24"><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4"><text:span text:style-name="Source_20_Text">element</text:span> specifies the XHTML element to use when converting this style. This is not used for frame and list styles.</text:p>
        </text:list-item>
        <text:list-item>
          <text:p text:style-name="P24"><text:span text:style-name="Source_20_Text">css</text:span> specifies the CSS style class to use when converting this style. If it is not specified or the value is <text:span text:style-name="Source_20_Text">“(none)”</text:span>, no CSS class will be used.</text:p>
        </text:list-item>
        <text:list-item>
          <text:p text:style-name="P2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4"><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text:soft-page-break/>&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76862251" text:style-name="L15">
        <text:list-item>
          <text:p text:style-name="P25">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5"><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5">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text:soft-page-break/>&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text:soft-page-break/>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Special features for the EPUB export</text:h>
      <text:h text:style-name="Heading_20_2" text:outline-level="2"><text:bookmark-start text:name="__RefHeading__35222417"/>User defined meta data<text:bookmark-end text:name="__RefHeading__35222417"/></text:h>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following properties are supported:</text:p>
      <text:list xml:id="list786558569" text:style-name="L16">
        <text:list-item>
          <text:p text:style-name="P26"><text:span text:style-name="T5">Identifier</text:span>: Each EPUB document must have a unique ID. Normally Writer2xhtml generates a Universal Unique ID (UUID) for this purpose, but you may override this with your own ID.</text:p>
          <text:p text:style-name="P26">To do this add a new property, enter <text:span text:style-name="T5">Identifier</text:span> (case is not important) as name and the ID as value.</text:p>
          <text:p text:style-name="P26">An identifier may follow a specific identification scheme, e.g. ISBN. To specify an identification scheme, append this to the name separated by a period, e.g. <text:span text:style-name="T5">Identifier.ISBN</text:span>.</text:p>
          <text:p text:style-name="P26">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26"><text:span text:style-name="T5">Creator</text:span>: A primary creator or author of the publication.</text:p>
          <text:p text:style-name="P26">Enter <text:span text:style-name="T5">Creator</text:span> as name and the creator's name as value.</text:p>
          <text:p text:style-name="P26">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26">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list-item>
        <text:list-item>
          <text:p text:style-name="P26"><text:span text:style-name="T5">Contributor</text:span>: A party whose contribution to the publication is secondary to those named in creator elements. Otherwise it is handled like Creator, and the same rules apply.</text:p>
        </text:list-item>
        <text:list-item>
          <text:p text:style-name="P26"><text:span text:style-name="T5">Date</text:span>: Date of publication. The date must be in the format YYYY-MM-DD (year-month-date) or more generally in the format specified in <text:a xlink:type="simple" xlink:href="http://www.w3.org/TR/NOTE-datetime">http://www.w3.org/TR/NOTE-datetime</text:a>.</text:p>
          <text:p text:style-name="P26">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26">You can give several dates, in this case add a number to the word date, e.g. <text:span text:style-name="T5">date1.creation</text:span>, <text:span text:style-name="T5">date2.modification</text:span>.</text:p>
        </text:list-item>
      </text:list>
      <text:p text:style-name="Text_20_body">You can only have one instance of the remaining properties, hence they cannot be numbered. Also no additional data can be appended to the name.</text:p>
      <text:list xml:id="list740800827" text:continue-numbering="true" text:style-name="L16">
        <text:list-item>
          <text:p text:style-name="P26"><text:span text:style-name="T5">Publisher</text:span>: The publisher of the document.</text:p>
        </text:list-item>
        <text:list-item>
          <text:p text:style-name="P26"><text:soft-page-break/><text:span text:style-name="T5">Type</text:span>: Terms describing general categories, functions, genres, or aggregation levels for content.</text:p>
        </text:list-item>
        <text:list-item>
          <text:p text:style-name="P26"><text:span text:style-name="T5">Format</text:span>: The media type or dimensions of the resource.</text:p>
        </text:list-item>
        <text:list-item>
          <text:p text:style-name="P26"><text:span text:style-name="T5">Source</text:span>: Information regarding a prior resource from which the publication was derived.</text:p>
        </text:list-item>
        <text:list-item>
          <text:p text:style-name="P26"><text:span text:style-name="T5">Relation</text:span>: An identifier of an auxiliary resource and its relationship to the publication.</text:p>
        </text:list-item>
        <text:list-item>
          <text:p text:style-name="P26"><text:span text:style-name="T5">Coverage</text:span>: The extent or scope of the publication’s content.</text:p>
        </text:list-item>
        <text:list-item>
          <text:p text:style-name="P26"><text:span text:style-name="T5">Rights</text:span>: A statement about rights, or a reference to one.</text:p>
        </text:list-item>
      </text:list>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ext:soft-page-break/>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MIME type!file name!URL</text:span></text:p>
            <text:p text:style-name="Table_20_Contents">For example</text:p>
            <text:p text:style-name="Table_20_Contents"><text:span text:style-name="Source_20_Text">image/png!background.png!file://mycomputer/home/myself/images/bg.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oft-page-break/><text:s text:c="2"/>[in] string sTargetURL,</text:p>
      <text:p text:style-name="Preformatted_20_Text"><text:s text:c="2"/>[in] sequence&lt;com::sun::star::beans::PropertyValue&gt; lArguments, </text:p>
      <text:p text:style-name="Preformatted_20_Text"><text:s text:c="2"/>[in] XBatchHandler handler );</text:p>
      <text:list xml:id="list1127279606" text:style-name="L17">
        <text:list-item>
          <text:p text:style-name="P27">The <text:span text:style-name="Source_20_Text">sSourceURL</text:span> specifies the URL of the source directory</text:p>
        </text:list-item>
        <text:list-item>
          <text:p text:style-name="P27">The <text:span text:style-name="Source_20_Text">sTargetURL</text:span> specifies the URL of the target directory</text:p>
        </text:list-item>
        <text:list-item>
          <text:p text:style-name="P2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ext:soft-page-break/>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272973599" text:style-name="L18">
        <text:list-item>
          <text:p text:style-name="P28">The method <text:span text:style-name="Source_20_Text">convertFormula</text:span> converts a StarMath string to a LaTeX string</text:p>
        </text:list-item>
        <text:list-item>
          <text:p text:style-name="P28">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2</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1-02-23T11:26:44</dc:date>
    <meta:print-date>2004-06-29T10:09:33</meta:print-date>
    <dc:language>en-US</dc:language>
    <meta:editing-cycles>302</meta:editing-cycles>
    <meta:editing-duration>PT40H53M34S</meta:editing-duration>
    <meta:document-statistic meta:table-count="24" meta:image-count="1" meta:object-count="0" meta:page-count="44" meta:paragraph-count="1063" meta:word-count="12426" meta:character-count="82053"/>
    <meta:user-defined meta:name="Info 1"/>
    <meta:user-defined meta:name="Info 2"/>
    <meta:user-defined meta:name="Info 3"/>
    <meta:user-defined meta:name="Info 4"/>
  </office:meta>
</office:document-meta>
</file>